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F" svg:font-family="" style:font-family-generic="system" style:font-pitch="variable"/>
    <style:font-face style:name="Futura Lt BT" svg:font-family="'Futura Lt BT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 style:font-family-generic="roman" style:font-pitch="variable"/>
    <style:font-face style:name="Poppins1" svg:font-family="Poppins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06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.564cm" style:contextual-spacing="false" fo:line-height="100%" fo:text-align="center" style:justify-single-word="false"/>
    </style:style>
    <style:style style:name="P3" style:family="paragraph" style:parent-style-name="Standard">
      <style:text-properties officeooo:rsid="00075979" officeooo:paragraph-rsid="00075979"/>
    </style:style>
    <style:style style:name="T1" style:family="text">
      <style:text-properties fo:color="#000000" loext:opacity="100%" style:font-name="Poppins" fo:font-size="24pt" style:letter-kerning="false" style:font-name-asian="Times New Roman1" style:font-size-asian="24pt" style:font-name-complex="Poppins1" style:font-size-complex="24pt"/>
    </style:style>
    <style:style style:name="T2" style:family="text">
      <style:text-properties fo:color="#000000" loext:opacity="100%" style:font-name="Poppins" fo:font-size="14pt" style:text-underline-style="solid" style:text-underline-width="auto" style:text-underline-color="font-color" style:letter-kerning="false" style:font-name-asian="Times New Roman1" style:font-size-asian="14pt" style:font-name-complex="Poppins1" style:font-size-complex="14pt"/>
    </style:style>
    <style:style style:name="T3" style:family="text">
      <style:text-properties fo:color="#000000" loext:opacity="100%" style:font-name="Poppins" fo:font-size="10pt" style:letter-kerning="false" style:font-name-asian="Times New Roman1" style:font-size-asian="10pt" style:font-name-complex="Poppins1" style:font-size-complex="10pt"/>
    </style:style>
    <style:style style:name="T4" style:family="text">
      <style:text-properties style:font-name="Times New Roman" style:letter-kerning="false" style:font-name-asian="Times New Roman1" style:font-name-complex="Times New Roman1"/>
    </style:style>
    <style:style style:name="T5" style:family="text">
      <style:text-properties fo:color="#666666" loext:opacity="100%" style:font-name="Poppins" fo:font-size="9pt" style:letter-kerning="false" style:font-name-asian="Times New Roman1" style:font-size-asian="9pt" style:font-name-complex="Poppins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rzo laboratorio – incapAche</text:span></text:p>
      <text:p text:style-name="P2"><text:span text:style-name="T5">Federica Tamerisco - William Chen - Marco Chen</text:span></text:p>
      <text:p text:style-name="Standard"><text:span text:style-name="T2">Debugging e Testing</text:span></text:p>
      <text:p text:style-name="Standard"><text:span text:style-name="T3">Entrambi sono stati eseguiti su WSL Ubuntu 22.04 LTS su macchina Win11.</text:span></text:p>
      <text:p text:style-name="Standard"><text:span text:style-name="T2">Commenti</text:span></text:p>
      <text:p text:style-name="Standard"><text:span text:style-name="T3">girofex@Ubuntu:~/Documents/GitHub/Laboratori-SETI/incapache-students$ bin/incapache www-root 80</text:span></text:p>
      <text:p text:style-name="Standard"><text:span text:style-name="T3">Server HTTP 1.0 listening on port 80</text:span></text:p>
      <text:p text:style-name="Standard"><text:span text:style-name="T3">with WWW root set to /home/girofex/Documents/GitHub/Laboratori-SETI/incapache-students/www-root</text:span></text:p>
      <text:p text:style-name="Standard"><text:span text:style-name="T3"/></text:p>
      <text:p text:style-name="Standard"><text:span text:style-name="T3">-----</text:span></text:p>
      <text:p text:style-name="P3"><text:span text:style-name="T3">quando apri pagine secondarie:</text:span></text:p>
      <text:p text:style-name="Standard"><text:span text:style-name="T3">Accepted connection from 127.0.0.1</text:span></text:p>
      <text:p text:style-name="Standard"><text:span text:style-name="T3"/></text:p>
      <text:p text:style-name="Standard"><text:span text:style-name="T3">-----</text:span></text:p>
      <text:p text:style-name="Standard"><text:span text:style-name="T3"/></text:p>
      <text:p text:style-name="P3"><text:span text:style-name="T3">quando torno in index facendo indietro:</text:span></text:p>
      <text:p text:style-name="P3"><text:span text:style-name="T3">Received the following request:</text:span></text:p>
      <text:p text:style-name="P3"><text:span text:style-name="T3">GET /index.html HTTP/1.1</text:span></text:p>
      <text:p text:style-name="P3"><text:span text:style-name="T3"><text:s text:c="3"/>... method_str=GET, filename=/index.html (0=/), protocol=HTTP/1.1 (len=8)</text:span></text:p>
      <text:p text:style-name="P3"><text:span text:style-name="T3"><text:s text:c="5"/>... http_method=2</text:span></text:p>
      <text:p text:style-name="P3"><text:span text:style-name="T3">http_option_line: Host: 127.0.0.1</text:span></text:p>
      <text:p text:style-name="P3"><text:span text:style-name="T3">http_option_line: User-Agent: Mozilla/5.0 (X11; Ubuntu; Linux x86_64; rv:123.0) Gecko/20100101 Firefox/123.0</text:span></text:p>
      <text:p text:style-name="P3"><text:span text:style-name="T3">http_option_line: Accept: text/html,application/xhtml+xml,application/xml;q=0.9,image/avif,image/webp,*/*;q=0.8</text:span></text:p>
      <text:p text:style-name="P3"><text:span text:style-name="T3">http_option_line: Accept-Language: it-IT,it;q=0.8,en-US;q=0.5,en;q=0.3</text:span></text:p>
      <text:p text:style-name="P3"><text:span text:style-name="T3">http_option_line: Accept-Encoding: gzip, deflate, br</text:span></text:p>
      <text:p text:style-name="P3"><text:span text:style-name="T3">http_option_line: Connection: keep-alive</text:span></text:p>
      <text:p text:style-name="P3"><text:span text:style-name="T3">http_option_line: Referer: http://127.0.0.1/epochtime.html</text:span></text:p>
      <text:p text:style-name="P3"><text:span text:style-name="T3">http_option_line: Upgrade-Insecure-Requests: 1</text:span></text:p>
      <text:p text:style-name="P3"><text:span text:style-name="T3">http_option_line: Sec-Fetch-Dest: document</text:span></text:p>
      <text:p text:style-name="P3"><text:span text:style-name="T3">http_option_line: Sec-Fetch-Mode: navigate</text:span></text:p>
      <text:p text:style-name="P3"><text:span text:style-name="T3">http_option_line: Sec-Fetch-Site: same-origin</text:span></text:p>
      <text:p text:style-name="P3"><text:soft-page-break/><text:span text:style-name="T3">http_option_line: Sec-Fetch-User: ?1</text:span></text:p>
      <text:p text:style-name="P3"><text:span text:style-name="T3"/></text:p>
      <text:p text:style-name="P3"><text:span text:style-name="T3">-----------------------------------------------</text:span></text:p>
      <text:p text:style-name="P3"><text:span text:style-name="T3">http_method=2, filename=index.html</text:span></text:p>
      <text:p text:style-name="P3"><text:span text:style-name="T3"><text:s text:c="4"/>... sending file index.html</text:span></text:p>
      <text:p text:style-name="P3"><text:span text:style-name="T3"><text:s text:c="2"/>... start send_response(response_code=200, filename=index.html)</text:span></text:p>
      <text:p text:style-name="P3"><text:span text:style-name="T3"><text:s text:c="4"/>... send_response(200, index.html): opened file 8</text:span></text:p>
      <text:p text:style-name="P3"><text:span text:style-name="T3"><text:s text:c="6"/>... get_mime_type(index.html): was not .css</text:span></text:p>
      <text:p text:style-name="P3"><text:span text:style-name="T3"><text:s text:c="6"/>... get_mime_type(index.html): printed filename on mime_request_stream</text:span></text:p>
      <text:p text:style-name="P3"><text:span text:style-name="T3"><text:s text:c="6"/>... get_mime_type(index.html): got answer text/html; charset=us-ascii</text:span></text:p>
      <text:p text:style-name="P3"><text:span text:style-name="T3"><text:s text:c="4"/>... send_response(200, index.html): got mime type text/html; charset=us-ascii</text:span></text:p>
      <text:p text:style-name="P3"><text:span text:style-name="T3"><text:s text:c="6"/>... send_response(200,index.html) : file opened, size=936, mime=text/html; charset=us-ascii</text:span></text:p>
      <text:p text:style-name="P3"><text:span text:style-name="T3"><text:s text:c="6"/>... send_response(200, index.html) : header prepared</text:span></text:p>
      <text:p text:style-name="P3"><text:span text:style-name="T3">Sending the following response:</text:span></text:p>
      <text:p text:style-name="P3"><text:span text:style-name="T3">HTTP/1.0 200 OK</text:span></text:p>
      <text:p text:style-name="P3"><text:span text:style-name="T3">Date: Wed, 06 Mar 2024 19:44:14 GMT</text:span></text:p>
      <text:p text:style-name="P3"><text:span text:style-name="T3">Set Permanent Cookie: UserID = 0; Expires=Wed, 31 Dec 2023 23:59:59 GMT</text:span></text:p>
      <text:p text:style-name="P3"><text:span text:style-name="T3">Server: incApache 7.0 for SETI.</text:span></text:p>
      <text:p text:style-name="P3"><text:span text:style-name="T3">Connection: close</text:span></text:p>
      <text:p text:style-name="P3"><text:span text:style-name="T3">Content-Length: 936 </text:span></text:p>
      <text:p text:style-name="P3"><text:span text:style-name="T3">Content-Type: text/html; charset=us-ascii</text:span></text:p>
      <text:p text:style-name="P3"><text:span text:style-name="T3">Last-Modified: Wed, 06 Mar 2024 11:25:01 GMT</text:span></text:p>
      <text:p text:style-name="P3"><text:span text:style-name="T3"/></text:p>
      <text:p text:style-name="P3"><text:span text:style-name="T3"/></text:p>
      <text:p text:style-name="P3"><text:span text:style-name="T3"><text:s text:c="6"/>... send_response(200, index.html): header sent</text:span></text:p>
      <text:p text:style-name="P3"><text:span text:style-name="T3"><text:s text:c="2"/>... end send_response(200, index.html)</text:span></text:p>
      <text:p text:style-name="P3"><text:span text:style-name="T3"/></text:p>
      <text:p text:style-name="P3"><text:span text:style-name="T3">------</text:span></text:p>
      <text:p text:style-name="P3"><text:span text:style-name="T3"/></text:p>
      <text:p text:style-name="P3"><text:span text:style-name="T3">quando tenti invio richiesta.</text:span></text:p>
      <text:p text:style-name="P3"><text:span text:style-name="T3">Received the following request:</text:span></text:p>
      <text:p text:style-name="P3"><text:span text:style-name="T3">POST /index.html HTTP/1.1</text:span></text:p>
      <text:p text:style-name="P3"><text:span text:style-name="T3"><text:s text:c="3"/>... method_str=POST, filename=/index.html (0=/), protocol=HTTP/1.1 (len=8)</text:span></text:p>
      <text:p text:style-name="P3"><text:span text:style-name="T3"><text:s text:c="5"/>... http_method=4</text:span></text:p>
      <text:p text:style-name="P3"><text:soft-page-break/><text:span text:style-name="T3">http_option_line: Host: 127.0.0.1</text:span></text:p>
      <text:p text:style-name="P3"><text:span text:style-name="T3">http_option_line: User-Agent: Mozilla/5.0 (X11; Ubuntu; Linux x86_64; rv:123.0) Gecko/20100101 Firefox/123.0</text:span></text:p>
      <text:p text:style-name="P3"><text:span text:style-name="T3">http_option_line: Accept: text/html,application/xhtml+xml,application/xml;q=0.9,image/avif,image/webp,*/*;q=0.8</text:span></text:p>
      <text:p text:style-name="P3"><text:span text:style-name="T3">http_option_line: Accept-Language: it-IT,it;q=0.8,en-US;q=0.5,en;q=0.3</text:span></text:p>
      <text:p text:style-name="P3"><text:span text:style-name="T3">http_option_line: Accept-Encoding: gzip, deflate, br</text:span></text:p>
      <text:p text:style-name="P3"><text:span text:style-name="T3">http_option_line: Content-Type: application/x-www-form-urlencoded</text:span></text:p>
      <text:p text:style-name="P3"><text:span text:style-name="T3">http_option_line: Content-Length: 32</text:span></text:p>
      <text:p text:style-name="P3"><text:span text:style-name="T3">http_option_line: Origin: http://127.0.0.1</text:span></text:p>
      <text:p text:style-name="P3"><text:span text:style-name="T3">http_option_line: Connection: keep-alive</text:span></text:p>
      <text:p text:style-name="P3"><text:span text:style-name="T3">http_option_line: Referer: http://127.0.0.1/index.html</text:span></text:p>
      <text:p text:style-name="P3"><text:span text:style-name="T3">http_option_line: Upgrade-Insecure-Requests: 1</text:span></text:p>
      <text:p text:style-name="P3"><text:span text:style-name="T3">http_option_line: Sec-Fetch-Dest: document</text:span></text:p>
      <text:p text:style-name="P3"><text:span text:style-name="T3">http_option_line: Sec-Fetch-Mode: navigate</text:span></text:p>
      <text:p text:style-name="P3"><text:span text:style-name="T3">http_option_line: Sec-Fetch-Site: same-origin</text:span></text:p>
      <text:p text:style-name="P3"><text:span text:style-name="T3">http_option_line: Sec-Fetch-User: ?1</text:span></text:p>
      <text:p text:style-name="P3"><text:span text:style-name="T3">method not implemented</text:span></text:p>
      <text:p text:style-name="P3"><text:span text:style-name="T3"><text:s text:c="2"/>... start send_response(response_code=501, filename=POST)</text:span></text:p>
      <text:p text:style-name="P3"><text:span text:style-name="T3"><text:s text:c="6"/>... get_mime_type(501_Method_Not_Implemented.html): was not .css</text:span></text:p>
      <text:p text:style-name="P3"><text:span text:style-name="T3"><text:s text:c="6"/>... get_mime_type(501_Method_Not_Implemented.html): printed filename on mime_request_stream</text:span></text:p>
      <text:p text:style-name="P3"><text:span text:style-name="T3"><text:s text:c="6"/>... get_mime_type(501_Method_Not_Implemented.html): got answer text/html; charset=us-ascii</text:span></text:p>
      <text:p text:style-name="P3"><text:span text:style-name="T3"><text:s text:c="6"/>... send_response(501, POST) : header prepared</text:span></text:p>
      <text:p text:style-name="P3"><text:span text:style-name="T3">Sending the following response:</text:span></text:p>
      <text:p text:style-name="P3"><text:span text:style-name="T3">HTTP/1.0 501 Method Not Implemented</text:span></text:p>
      <text:p text:style-name="P3"><text:span text:style-name="T3">Allow: HEAD,GET</text:span></text:p>
      <text:p text:style-name="P3"><text:span text:style-name="T3">Date: Wed, 06 Mar 2024 19:46:00 GMT</text:span></text:p>
      <text:p text:style-name="P3"><text:span text:style-name="T3">Set Permanent Cookie: UserID = 2; Expires=Wed, 31 Dec 2023 23:59:59 GMT</text:span></text:p>
      <text:p text:style-name="P3"><text:span text:style-name="T3">Server: incApache 7.0 for SETI.</text:span></text:p>
      <text:p text:style-name="P3"><text:span text:style-name="T3">Connection: close</text:span></text:p>
      <text:p text:style-name="P3"><text:span text:style-name="T3">Content-Length: 311 </text:span></text:p>
      <text:p text:style-name="P3"><text:span text:style-name="T3">Content-Type: text/html; charset=us-ascii</text:span></text:p>
      <text:p text:style-name="P3"><text:span text:style-name="T3">Last-Modified: Wed, 06 Mar 2024 11:25:01 GMT</text:span></text:p>
      <text:p text:style-name="P3"><text:span text:style-name="T3"/></text:p>
      <text:p text:style-name="P3"><text:span text:style-name="T3"/></text:p>
      <text:p text:style-name="P3"><text:soft-page-break/><text:span text:style-name="T3"><text:s text:c="6"/>... send_response(501, POST): header sent</text:span></text:p>
      <text:p text:style-name="P3"><text:span text:style-name="T3"><text:s text:c="2"/>... end send_response(501, POST)</text:span></text:p>
      <text:p text:style-name="P3"><text:span text:style-name="T3"/></text:p>
      <text:p text:style-name="P3"><text:span text:style-name="T3">-----</text:span></text:p>
      <text:p text:style-name="P3"><text:span text:style-name="T3"/></text:p>
      <text:p text:style-name="P3"><text:span text:style-name="T3">7,1</text:span></text:p>
      <text:p text:style-name="P3"><text:span text:style-name="T3"/></text:p>
      <text:p text:style-name="P3"><text:span text:style-name="T3">-----</text:span></text:p>
      <text:p text:style-name="P3"><text:span text:style-name="T3"/></text:p>
      <text:p text:style-name="P3"><text:span text:style-name="T3">girofex@Ubuntu:~/Documents/GitHub/Laboratori-SETI/incapache-students$ bin/incapache www-root 81</text:span></text:p>
      <text:p text:style-name="P3"><text:span text:style-name="T3">Server HTTP 1.1 (with pipelining support) listening on port 81</text:span></text:p>
      <text:p text:style-name="P3"><text:span text:style-name="T3">with WWW root set to /home/girofex/Documents/GitHub/Laboratori-SETI/incapache-students/www-root</text:span></text:p>
      <text:p text:style-name="P3"><text:span text:style-name="T3"/></text:p>
      <text:p text:style-name="P3"><text:span text:style-name="T3">-----</text:span></text:p>
      <text:p text:style-name="P3"><text:span text:style-name="T3"/></text:p>
      <text:p text:style-name="P3"><text:span text:style-name="T3">ad apertura index:</text:span></text:p>
      <text:p text:style-name="P3"><text:span text:style-name="T3"/></text:p>
      <text:p text:style-name="P3"><text:span text:style-name="T3">Accepted connection from 127.0.0.1</text:span></text:p>
      <text:p text:style-name="P3"><text:span text:style-name="T3"/></text:p>
      <text:p text:style-name="P3"><text:span text:style-name="T3">-----------------------------------------------</text:span></text:p>
      <text:p text:style-name="P3"><text:span text:style-name="T3">Received the following request:</text:span></text:p>
      <text:p text:style-name="P3"><text:span text:style-name="T3">GET /css/stile.css HTTP/1.1</text:span></text:p>
      <text:p text:style-name="P3"><text:span text:style-name="T3"><text:s text:c="3"/>... method_str=GET, filename=/css/stile.css (0=/), protocol=HTTP/1.1 (len=8)</text:span></text:p>
      <text:p text:style-name="P3"><text:span text:style-name="T3"><text:s text:c="5"/>... http_method=2</text:span></text:p>
      <text:p text:style-name="P3"><text:span text:style-name="T3">http_option_line: Host: 127.0.0.1:81</text:span></text:p>
      <text:p text:style-name="P3"><text:span text:style-name="T3">http_option_line: User-Agent: Mozilla/5.0 (X11; Ubuntu; Linux x86_64; rv:123.0) Gecko/20100101 Firefox/123.0</text:span></text:p>
      <text:p text:style-name="P3"><text:span text:style-name="T3">http_option_line: Accept: text/css,*/*;q=0.1</text:span></text:p>
      <text:p text:style-name="P3"><text:span text:style-name="T3">http_option_line: Accept-Language: it-IT,it;q=0.8,en-US;q=0.5,en;q=0.3</text:span></text:p>
      <text:p text:style-name="P3"><text:span text:style-name="T3">http_option_line: Accept-Encoding: gzip, deflate, br</text:span></text:p>
      <text:p text:style-name="P3"><text:span text:style-name="T3">http_option_line: Connection: keep-alive</text:span></text:p>
      <text:p text:style-name="P3"><text:span text:style-name="T3">http_option_line: Referer: http://127.0.0.1:81/</text:span></text:p>
      <text:p text:style-name="P3"><text:span text:style-name="T3">http_option_line: Sec-Fetch-Dest: style</text:span></text:p>
      <text:p text:style-name="P3"><text:span text:style-name="T3">http_option_line: Sec-Fetch-Mode: no-cors</text:span></text:p>
      <text:p text:style-name="P3"><text:soft-page-break/><text:span text:style-name="T3">http_option_line: Sec-Fetch-Site: same-origin</text:span></text:p>
      <text:p text:style-name="P3"><text:span text:style-name="T3"/></text:p>
      <text:p text:style-name="P3"><text:span text:style-name="T3">-----------------------------------------------</text:span></text:p>
      <text:p text:style-name="P3"><text:span text:style-name="T3">http_method=2, filename=css/stile.css</text:span></text:p>
      <text:p text:style-name="P3"><text:span text:style-name="T3"><text:s text:c="4"/>... sending file css/stile.css</text:span></text:p>
      <text:p text:style-name="P3"><text:span text:style-name="T3"><text:s/>... send_resp_thread(): idx=0</text:span></text:p>
      <text:p text:style-name="P3"><text:span text:style-name="T3"><text:s/>... send_resp_thread(): parameters set, conn_no=1</text:span></text:p>
      <text:p text:style-name="P3"><text:span text:style-name="T3"><text:s/>... send_resp_thread(): new thread created</text:span></text:p>
      <text:p text:style-name="P3"><text:span text:style-name="T3"><text:s/>... response_thread() thread_no=4, conn_no=1</text:span></text:p>
      <text:p text:style-name="P3"><text:span text:style-name="T3"><text:s text:c="2"/>... start send_response(response_code=200, filename=css/stile.css)</text:span></text:p>
      <text:p text:style-name="P3"><text:span text:style-name="T3"><text:s text:c="4"/>... send_response(200, css/stile.css): opened file 8</text:span></text:p>
      <text:p text:style-name="P3"><text:span text:style-name="T3"><text:s text:c="4"/>... send_response(200, css/stile.css): got mime type text/css;</text:span></text:p>
      <text:p text:style-name="P3"><text:span text:style-name="T3"><text:s text:c="6"/>... send_response(200,css/stile.css) : file opened, size=89, mime=text/css;</text:span></text:p>
      <text:p text:style-name="P3"><text:span text:style-name="T3"><text:s text:c="6"/>... send_response(200, css/stile.css) : header prepared</text:span></text:p>
      <text:p text:style-name="P3"><text:span text:style-name="T3">Sending the following response:</text:span></text:p>
      <text:p text:style-name="P3"><text:span text:style-name="T3">HTTP/1.1 200 OK</text:span></text:p>
      <text:p text:style-name="P3"><text:span text:style-name="T3">Date: Wed, 06 Mar 2024 19:47:05 GMT</text:span></text:p>
      <text:p text:style-name="P3"><text:span text:style-name="T3">Set Permanent Cookie: UserID = 0; Expires=Wed, 31 Dec 2023 23:59:59 GMT</text:span></text:p>
      <text:p text:style-name="P3"><text:span text:style-name="T3">Server: incApache 7.1 for SETI.</text:span></text:p>
      <text:p text:style-name="P3"><text:span text:style-name="T3">Content-Length: 89 </text:span></text:p>
      <text:p text:style-name="P3"><text:span text:style-name="T3">Content-Type: text/css;</text:span></text:p>
      <text:p text:style-name="P3"><text:span text:style-name="T3">Last-Modified: Wed, 06 Mar 2024 11:25:01 GMT</text:span></text:p>
      <text:p text:style-name="P3"><text:span text:style-name="T3"/></text:p>
      <text:p text:style-name="P3"><text:span text:style-name="T3"/></text:p>
      <text:p text:style-name="P3"><text:span text:style-name="T3">start of join_prev_thread(4)</text:span></text:p>
      <text:p text:style-name="P3"><text:span text:style-name="T3"><text:s text:c="6"/>... send_response(200, css/stile.css): header sent</text:span></text:p>
      <text:p text:style-name="P3"><text:span text:style-name="T3"><text:s text:c="2"/>... end send_response(200, css/stile.css)</text:span></text:p>
      <text:p text:style-name="P3"><text:span text:style-name="T3"><text:s/>... response_thread() freeing filename and stat</text:span></text:p>
      <text:p text:style-name="P3"><text:span text:style-name="T3"/></text:p>
      <text:p text:style-name="P3"><text:span text:style-name="T3"/></text:p>
      <text:p text:style-name="P3"><text:span text:style-name="T3">-----</text:span></text:p>
      <text:p text:style-name="P3"><text:span text:style-name="T3"/></text:p>
      <text:p text:style-name="P3"><text:span text:style-name="T3">quando vado in read more:</text:span></text:p>
      <text:p text:style-name="P3"><text:span text:style-name="T3">Received the following request:</text:span></text:p>
      <text:p text:style-name="P3"><text:span text:style-name="T3">GET /index.html HTTP/1.1</text:span></text:p>
      <text:p text:style-name="P3"><text:soft-page-break/><text:span text:style-name="T3"><text:s text:c="3"/>... method_str=GET, filename=/index.html (0=/), protocol=HTTP/1.1 (len=8)</text:span></text:p>
      <text:p text:style-name="P3"><text:span text:style-name="T3"><text:s text:c="5"/>... http_method=2</text:span></text:p>
      <text:p text:style-name="P3"><text:span text:style-name="T3">http_option_line: Host: 127.0.0.1:81</text:span></text:p>
      <text:p text:style-name="P3"><text:span text:style-name="T3">http_option_line: User-Agent: Mozilla/5.0 (X11; Ubuntu; Linux x86_64; rv:123.0) Gecko/20100101 Firefox/123.0</text:span></text:p>
      <text:p text:style-name="P3"><text:span text:style-name="T3">http_option_line: Accept: text/html,application/xhtml+xml,application/xml;q=0.9,image/avif,image/webp,*/*;q=0.8</text:span></text:p>
      <text:p text:style-name="P3"><text:span text:style-name="T3">http_option_line: Accept-Language: it-IT,it;q=0.8,en-US;q=0.5,en;q=0.3</text:span></text:p>
      <text:p text:style-name="P3"><text:span text:style-name="T3">http_option_line: Accept-Encoding: gzip, deflate, br</text:span></text:p>
      <text:p text:style-name="P3"><text:span text:style-name="T3">http_option_line: Connection: keep-alive</text:span></text:p>
      <text:p text:style-name="P3"><text:span text:style-name="T3">http_option_line: Referer: http://127.0.0.1:81/epochtime.html</text:span></text:p>
      <text:p text:style-name="P3"><text:span text:style-name="T3">http_option_line: Upgrade-Insecure-Requests: 1</text:span></text:p>
      <text:p text:style-name="P3"><text:span text:style-name="T3">http_option_line: Sec-Fetch-Dest: document</text:span></text:p>
      <text:p text:style-name="P3"><text:span text:style-name="T3">http_option_line: Sec-Fetch-Mode: navigate</text:span></text:p>
      <text:p text:style-name="P3"><text:span text:style-name="T3">http_option_line: Sec-Fetch-Site: same-origin</text:span></text:p>
      <text:p text:style-name="P3"><text:span text:style-name="T3">http_option_line: Sec-Fetch-User: ?1</text:span></text:p>
      <text:p text:style-name="P3"><text:span text:style-name="T3"/></text:p>
      <text:p text:style-name="P3"><text:span text:style-name="T3">-----------------------------------------------</text:span></text:p>
      <text:p text:style-name="P3"><text:span text:style-name="T3">http_method=2, filename=index.html</text:span></text:p>
      <text:p text:style-name="P3"><text:span text:style-name="T3"><text:s text:c="4"/>... sending file index.html</text:span></text:p>
      <text:p text:style-name="P3"><text:span text:style-name="T3"><text:s/>... send_resp_thread(): idx=0</text:span></text:p>
      <text:p text:style-name="P3"><text:span text:style-name="T3"><text:s/>... send_resp_thread(): parameters set, conn_no=2</text:span></text:p>
      <text:p text:style-name="P3"><text:span text:style-name="T3"><text:s/>... send_resp_thread(): new thread created</text:span></text:p>
      <text:p text:style-name="P3"><text:span text:style-name="T3"><text:s/>... response_thread() thread_no=4, conn_no=2</text:span></text:p>
      <text:p text:style-name="P3"><text:span text:style-name="T3"><text:s text:c="2"/>... start send_response(response_code=200, filename=index.html)</text:span></text:p>
      <text:p text:style-name="P3"><text:span text:style-name="T3"><text:s text:c="4"/>... send_response(200, index.html): opened file 8</text:span></text:p>
      <text:p text:style-name="P3"><text:span text:style-name="T3"><text:s text:c="6"/>... get_mime_type(index.html): was not .css</text:span></text:p>
      <text:p text:style-name="P3"><text:span text:style-name="T3"><text:s text:c="6"/>... get_mime_type(index.html): printed filename on mime_request_stream</text:span></text:p>
      <text:p text:style-name="P3"><text:span text:style-name="T3"><text:s text:c="6"/>... get_mime_type(index.html): got answer text/html; charset=us-ascii</text:span></text:p>
      <text:p text:style-name="P3"><text:span text:style-name="T3"><text:s text:c="4"/>... send_response(200, index.html): got mime type text/html; charset=us-ascii</text:span></text:p>
      <text:p text:style-name="P3"><text:span text:style-name="T3"><text:s text:c="6"/>... send_response(200,index.html) : file opened, size=936, mime=text/html; charset=us-ascii</text:span></text:p>
      <text:p text:style-name="P3"><text:span text:style-name="T3"><text:s text:c="6"/>... send_response(200, index.html) : header prepared</text:span></text:p>
      <text:p text:style-name="P3"><text:span text:style-name="T3">Sending the following response:</text:span></text:p>
      <text:p text:style-name="P3"><text:span text:style-name="T3">HTTP/1.1 200 OK</text:span></text:p>
      <text:p text:style-name="P3"><text:span text:style-name="T3">Date: Wed, 06 Mar 2024 19:49:11 GMT</text:span></text:p>
      <text:p text:style-name="P3"><text:soft-page-break/><text:span text:style-name="T3">Set Permanent Cookie: UserID = 1; Expires=Wed, 31 Dec 2023 23:59:59 GMT</text:span></text:p>
      <text:p text:style-name="P3"><text:span text:style-name="T3">Server: incApache 7.1 for SETI.</text:span></text:p>
      <text:p text:style-name="P3"><text:span text:style-name="T3">Content-Length: 936 </text:span></text:p>
      <text:p text:style-name="P3"><text:span text:style-name="T3">Content-Type: text/html; charset=us-ascii</text:span></text:p>
      <text:p text:style-name="P3"><text:span text:style-name="T3">Last-Modified: Wed, 06 Mar 2024 11:25:01 GMT</text:span></text:p>
      <text:p text:style-name="P3"><text:span text:style-name="T3"/></text:p>
      <text:p text:style-name="P3"><text:span text:style-name="T3"/></text:p>
      <text:p text:style-name="P3"><text:span text:style-name="T3">start of join_prev_thread(4)</text:span></text:p>
      <text:p text:style-name="P3"><text:span text:style-name="T3"><text:s text:c="6"/>... send_response(200, index.html): header sent</text:span></text:p>
      <text:p text:style-name="P3"><text:span text:style-name="T3"><text:s text:c="2"/>... end send_response(200, index.html)</text:span></text:p>
      <text:p text:style-name="P3"><text:span text:style-name="T3"><text:s/>... response_thread() freeing filename and stat</text:span></text:p>
      <text:p text:style-name="P3"><text:span text:style-name="T3"/></text:p>
      <text:p text:style-name="P3"><text:span text:style-name="T3">-----------------------------------------------</text:span></text:p>
      <text:p text:style-name="P3"><text:span text:style-name="T3">Received the following request:</text:span></text:p>
      <text:p text:style-name="P3"><text:span text:style-name="T3">GET /nonexistent.html HTTP/1.1</text:span></text:p>
      <text:p text:style-name="P3"><text:span text:style-name="T3"><text:s text:c="3"/>... method_str=GET, filename=/nonexistent.html (0=/), protocol=HTTP/1.1 (len=8)</text:span></text:p>
      <text:p text:style-name="P3"><text:span text:style-name="T3"><text:s text:c="5"/>... http_method=2</text:span></text:p>
      <text:p text:style-name="P3"><text:span text:style-name="T3">http_option_line: Host: 127.0.0.1:81</text:span></text:p>
      <text:p text:style-name="P3"><text:span text:style-name="T3">http_option_line: User-Agent: Mozilla/5.0 (X11; Ubuntu; Linux x86_64; rv:123.0) Gecko/20100101 Firefox/123.0</text:span></text:p>
      <text:p text:style-name="P3"><text:span text:style-name="T3">http_option_line: Accept: text/html,application/xhtml+xml,application/xml;q=0.9,image/avif,image/webp,*/*;q=0.8</text:span></text:p>
      <text:p text:style-name="P3"><text:span text:style-name="T3">http_option_line: Accept-Language: it-IT,it;q=0.8,en-US;q=0.5,en;q=0.3</text:span></text:p>
      <text:p text:style-name="P3"><text:span text:style-name="T3">http_option_line: Accept-Encoding: gzip, deflate, br</text:span></text:p>
      <text:p text:style-name="P3"><text:span text:style-name="T3">http_option_line: Connection: keep-alive</text:span></text:p>
      <text:p text:style-name="P3"><text:span text:style-name="T3">http_option_line: Referer: http://127.0.0.1:81/internet40years.html</text:span></text:p>
      <text:p text:style-name="P3"><text:span text:style-name="T3">http_option_line: Upgrade-Insecure-Requests: 1</text:span></text:p>
      <text:p text:style-name="P3"><text:span text:style-name="T3">http_option_line: Sec-Fetch-Dest: document</text:span></text:p>
      <text:p text:style-name="P3"><text:span text:style-name="T3">http_option_line: Sec-Fetch-Mode: navigate</text:span></text:p>
      <text:p text:style-name="P3"><text:span text:style-name="T3">http_option_line: Sec-Fetch-Site: same-origin</text:span></text:p>
      <text:p text:style-name="P3"><text:span text:style-name="T3">http_option_line: Sec-Fetch-User: ?1</text:span></text:p>
      <text:p text:style-name="P3"><text:span text:style-name="T3"/></text:p>
      <text:p text:style-name="P3"><text:span text:style-name="T3"><text:s/>client provided UID Cookie 1 for the 0 time</text:span></text:p>
      <text:p text:style-name="P3"><text:span text:style-name="T3"/></text:p>
      <text:p text:style-name="P3"><text:span text:style-name="T3">-----------------------------------------------</text:span></text:p>
      <text:p text:style-name="P3"><text:span text:style-name="T3">http_method=2, filename=nonexistent.html</text:span></text:p>
      <text:p text:style-name="P3"><text:soft-page-break/><text:span text:style-name="T3"><text:s text:c="4"/>... file nonexistent.html not found!</text:span></text:p>
      <text:p text:style-name="P3"><text:span text:style-name="T3"><text:s/>... send_resp_thread(): idx=1</text:span></text:p>
      <text:p text:style-name="P3"><text:span text:style-name="T3"><text:s/>... send_resp_thread(): parameters set, conn_no=2</text:span></text:p>
      <text:p text:style-name="P3"><text:span text:style-name="T3"><text:s/>... send_resp_thread(): new thread created</text:span></text:p>
      <text:p text:style-name="P3"><text:span text:style-name="T3"><text:s/>... response_thread() thread_no=5, conn_no=2</text:span></text:p>
      <text:p text:style-name="P3"><text:span text:style-name="T3"><text:s text:c="2"/>... start send_response(response_code=404, filename=nonexistent.html)</text:span></text:p>
      <text:p text:style-name="P3"><text:span text:style-name="T3"><text:s text:c="6"/>... get_mime_type(404_Not_Found.html): was not .css</text:span></text:p>
      <text:p text:style-name="P3"><text:span text:style-name="T3"><text:s text:c="6"/>... get_mime_type(404_Not_Found.html): printed filename on mime_request_stream</text:span></text:p>
      <text:p text:style-name="P3"><text:span text:style-name="T3"><text:s text:c="6"/>... get_mime_type(404_Not_Found.html): got answer text/html; charset=us-ascii</text:span></text:p>
      <text:p text:style-name="P3"><text:span text:style-name="T3"><text:s text:c="6"/>... send_response(404, nonexistent.html) : header prepared</text:span></text:p>
      <text:p text:style-name="P3"><text:span text:style-name="T3">Sending the following response:</text:span></text:p>
      <text:p text:style-name="P3"><text:span text:style-name="T3">HTTP/1.1 404 Not Found</text:span></text:p>
      <text:p text:style-name="P3"><text:span text:style-name="T3">Date: Wed, 06 Mar 2024 19:49:17 GMT</text:span></text:p>
      <text:p text:style-name="P3"><text:span text:style-name="T3">Server: incApache 7.1 for SETI.</text:span></text:p>
      <text:p text:style-name="P3"><text:span text:style-name="T3">Content-Length: 250 </text:span></text:p>
      <text:p text:style-name="P3"><text:span text:style-name="T3">Content-Type: text/html; charset=us-ascii</text:span></text:p>
      <text:p text:style-name="P3"><text:span text:style-name="T3">Last-Modified: Wed, 06 Mar 2024 11:25:01 GMT</text:span></text:p>
      <text:p text:style-name="P3"><text:span text:style-name="T3"/></text:p>
      <text:p text:style-name="P3"><text:span text:style-name="T3"/></text:p>
      <text:p text:style-name="P3"><text:span text:style-name="T3">start of join_prev_thread(5)</text:span></text:p>
      <text:p text:style-name="P3"><text:span text:style-name="T3"><text:s text:c="6"/>... send_response(404, nonexistent.html): header sent</text:span></text:p>
      <text:p text:style-name="P3"><text:span text:style-name="T3"><text:s text:c="2"/>... end send_response(404, nonexistent.html)</text:span></text:p>
      <text:p text:style-name="P3"><text:span text:style-name="T3"><text:s/>... response_thread() freeing filename and stat</text:span></text:p>
      <text:p text:style-name="P3"><text:span text:style-name="T3"/></text:p>
      <text:p text:style-name="P3"><text:span text:style-name="T3"/></text:p>
      <text:p text:style-name="P3"><text:span text:style-name="T3">-----</text:span></text:p>
      <text:p text:style-name="P3"><text:span text:style-name="T3"/></text:p>
      <text:p text:style-name="P3"><text:span text:style-name="T3">richiesta:</text:span></text:p>
      <text:p text:style-name="P3"><text:span text:style-name="T3"/></text:p>
      <text:p text:style-name="P3"><text:span text:style-name="T3">Received the following request:</text:span></text:p>
      <text:p text:style-name="P3"><text:span text:style-name="T3">POST /index.html HTTP/1.1</text:span></text:p>
      <text:p text:style-name="P3"><text:span text:style-name="T3"><text:s text:c="3"/>... method_str=POST, filename=/index.html (0=/), protocol=HTTP/1.1 (len=8)</text:span></text:p>
      <text:p text:style-name="P3"><text:span text:style-name="T3"><text:s text:c="5"/>... http_method=4</text:span></text:p>
      <text:p text:style-name="P3"><text:span text:style-name="T3">http_option_line: Host: 127.0.0.1:81</text:span></text:p>
      <text:p text:style-name="P3"><text:soft-page-break/><text:span text:style-name="T3">http_option_line: User-Agent: Mozilla/5.0 (X11; Ubuntu; Linux x86_64; rv:123.0) Gecko/20100101 Firefox/123.0</text:span></text:p>
      <text:p text:style-name="P3"><text:span text:style-name="T3">http_option_line: Accept: text/html,application/xhtml+xml,application/xml;q=0.9,image/avif,image/webp,*/*;q=0.8</text:span></text:p>
      <text:p text:style-name="P3"><text:span text:style-name="T3">http_option_line: Accept-Language: it-IT,it;q=0.8,en-US;q=0.5,en;q=0.3</text:span></text:p>
      <text:p text:style-name="P3"><text:span text:style-name="T3">http_option_line: Accept-Encoding: gzip, deflate, br</text:span></text:p>
      <text:p text:style-name="P3"><text:span text:style-name="T3">http_option_line: Content-Type: application/x-www-form-urlencoded</text:span></text:p>
      <text:p text:style-name="P3"><text:span text:style-name="T3">http_option_line: Content-Length: 32</text:span></text:p>
      <text:p text:style-name="P3"><text:span text:style-name="T3">http_option_line: Origin: http://127.0.0.1:81</text:span></text:p>
      <text:p text:style-name="P3"><text:span text:style-name="T3">http_option_line: Connection: keep-alive</text:span></text:p>
      <text:p text:style-name="P3"><text:span text:style-name="T3">http_option_line: Referer: http://127.0.0.1:81/index.html</text:span></text:p>
      <text:p text:style-name="P3"><text:span text:style-name="T3">http_option_line: Upgrade-Insecure-Requests: 1</text:span></text:p>
      <text:p text:style-name="P3"><text:span text:style-name="T3">http_option_line: Sec-Fetch-Dest: document</text:span></text:p>
      <text:p text:style-name="P3"><text:span text:style-name="T3">http_option_line: Sec-Fetch-Mode: navigate</text:span></text:p>
      <text:p text:style-name="P3"><text:span text:style-name="T3">http_option_line: Sec-Fetch-Site: same-origin</text:span></text:p>
      <text:p text:style-name="P3"><text:span text:style-name="T3">http_option_line: Sec-Fetch-User: ?1</text:span></text:p>
      <text:p text:style-name="P3"><text:span text:style-name="T3"/></text:p>
      <text:p text:style-name="P3"><text:span text:style-name="T3"><text:s/>client provided UID Cookie 3 for the 0 time</text:span></text:p>
      <text:p text:style-name="P3"><text:span text:style-name="T3">method not implemented</text:span></text:p>
      <text:p text:style-name="P3"><text:span text:style-name="T3"><text:s/>... send_resp_thread(): idx=1</text:span></text:p>
      <text:p text:style-name="P3"><text:span text:style-name="T3"><text:s/>... send_resp_thread(): parameters set, conn_no=2</text:span></text:p>
      <text:p text:style-name="P3"><text:span text:style-name="T3"><text:s/>... send_resp_thread(): new thread created</text:span></text:p>
      <text:p text:style-name="P3"><text:span text:style-name="T3"><text:s/>... response_thread() thread_no=5, conn_no=2</text:span></text:p>
      <text:p text:style-name="P3"><text:span text:style-name="T3"><text:s text:c="2"/>... start send_response(response_code=501, filename=POST)</text:span></text:p>
      <text:p text:style-name="P3"><text:span text:style-name="T3"><text:s text:c="6"/>... get_mime_type(501_Method_Not_Implemented.html): was not .css</text:span></text:p>
      <text:p text:style-name="P3"><text:span text:style-name="T3"><text:s text:c="6"/>... get_mime_type(501_Method_Not_Implemented.html): printed filename on mime_request_stream</text:span></text:p>
      <text:p text:style-name="P3"><text:span text:style-name="T3"><text:s text:c="6"/>... get_mime_type(501_Method_Not_Implemented.html): got answer text/html; charset=us-ascii</text:span></text:p>
      <text:p text:style-name="P3"><text:span text:style-name="T3"><text:s text:c="6"/>... send_response(501, POST) : header prepared</text:span></text:p>
      <text:p text:style-name="P3"><text:span text:style-name="T3">Sending the following response:</text:span></text:p>
      <text:p text:style-name="P3"><text:span text:style-name="T3">HTTP/1.0 501 Method Not Implemented</text:span></text:p>
      <text:p text:style-name="P3"><text:span text:style-name="T3">Allow: HEAD,GET</text:span></text:p>
      <text:p text:style-name="P3"><text:span text:style-name="T3">Date: Wed, 06 Mar 2024 19:52:17 GMT</text:span></text:p>
      <text:p text:style-name="P3"><text:span text:style-name="T3">Server: incApache 7.1 for SETI.</text:span></text:p>
      <text:p text:style-name="P3"><text:span text:style-name="T3">Connection: close</text:span></text:p>
      <text:p text:style-name="P3"><text:span text:style-name="T3">Content-Length: 311 </text:span></text:p>
      <text:p text:style-name="P3"><text:soft-page-break/><text:span text:style-name="T3">Content-Type: text/html; charset=us-ascii</text:span></text:p>
      <text:p text:style-name="P3"><text:span text:style-name="T3">Last-Modified: Wed, 06 Mar 2024 11:25:01 GMT</text:span></text:p>
      <text:p text:style-name="P3"><text:span text:style-name="T3"/></text:p>
      <text:p text:style-name="P3"><text:span text:style-name="T3"/></text:p>
      <text:p text:style-name="P3"><text:span text:style-name="T3">start of join_prev_thread(5)</text:span></text:p>
      <text:p text:style-name="P3"><text:span text:style-name="T3"><text:s text:c="6"/>... send_response(501, POST): header sent</text:span></text:p>
      <text:p text:style-name="P3"><text:span text:style-name="T3"><text:s text:c="2"/>... end send_response(501, POST)</text:span></text:p>
      <text:p text:style-name="P3"><text:span text:style-name="T3"><text:s/>... response_thread() freeing filename and sta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F" svg:font-family="" style:font-family-generic="system" style:font-pitch="variable"/>
    <style:font-face style:name="Futura Lt BT" svg:font-family="'Futura Lt BT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 style:font-family-generic="roman" style:font-pitch="variable"/>
    <style:font-face style:name="Poppins1" svg:font-family="Poppins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utura Lt BT" fo:font-size="11pt" fo:language="it" fo:country="IT" style:letter-kerning="true" style:font-name-asian="맑은 고딕" style:font-size-asian="11pt" style:language-asian="ko" style:country-asian="K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Futura Lt BT" fo:font-size="11pt" fo:language="it" fo:country="IT" style:letter-kerning="true" style:font-name-asian="맑은 고딕" style:font-size-asian="11pt" style:language-asian="ko" style:country-asian="KR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text">
      <style:paragraph-properties fo:margin-top="0.635cm" fo:margin-bottom="0.141cm" style:contextual-spacing="false" fo:line-height="108%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맑은 고딕" style:font-family-asian="'맑은 고딕'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text">
      <style:paragraph-properties fo:margin-top="0.282cm" fo:margin-bottom="0.141cm" style:contextual-spacing="false" fo:line-height="108%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맑은 고딕" style:font-family-asian="'맑은 고딕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text">
      <style:paragraph-properties fo:margin-top="0.282cm" fo:margin-bottom="0.141cm" style:contextual-spacing="false" fo:line-height="108%" fo:keep-together="always" fo:keep-with-next="always"/>
      <style:text-properties fo:color="#0f4761" loext:opacity="100%" style:font-name="Aptos" fo:font-family="Aptos" style:font-family-generic="roman" style:font-pitch="variable" fo:font-size="14pt" style:font-name-asian="맑은 고딕" style:font-family-asian="'맑은 고딕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text">
      <style:paragraph-properties fo:margin-top="0.141cm" fo:margin-bottom="0.071cm" style:contextual-spacing="false" fo:line-height="108%" fo:keep-together="always" fo:keep-with-next="always"/>
      <style:text-properties fo:color="#0f4761" loext:opacity="100%" style:font-name="Aptos" fo:font-family="Aptos" style:font-family-generic="roman" style:font-pitch="variable" fo:font-style="italic" style:font-name-asian="맑은 고딕" style:font-family-asian="'맑은 고딕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text">
      <style:paragraph-properties fo:margin-top="0.141cm" fo:margin-bottom="0.071cm" style:contextual-spacing="false" fo:line-height="108%" fo:keep-together="always" fo:keep-with-next="always"/>
      <style:text-properties fo:color="#0f4761" loext:opacity="100%" style:font-name="Aptos" fo:font-family="Aptos" style:font-family-generic="roman" style:font-pitch="variable" style:font-name-asian="맑은 고딕" style:font-family-asian="'맑은 고딕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text">
      <style:paragraph-properties fo:margin-top="0.071cm" fo:margin-bottom="0cm" style:contextual-spacing="false" fo:line-height="108%" fo:keep-together="always" fo:keep-with-next="always"/>
      <style:text-properties fo:color="#595959" loext:opacity="100%" style:font-name="Aptos" fo:font-family="Aptos" style:font-family-generic="roman" style:font-pitch="variable" fo:font-style="italic" style:font-name-asian="맑은 고딕" style:font-family-asian="'맑은 고딕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text">
      <style:paragraph-properties fo:margin-top="0.071cm" fo:margin-bottom="0cm" style:contextual-spacing="false" fo:line-height="108%" fo:keep-together="always" fo:keep-with-next="always"/>
      <style:text-properties fo:color="#595959" loext:opacity="100%" style:font-name="Aptos" fo:font-family="Aptos" style:font-family-generic="roman" style:font-pitch="variable" style:font-name-asian="맑은 고딕" style:font-family-asian="'맑은 고딕'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text">
      <style:paragraph-properties fo:margin-top="0cm" fo:margin-bottom="0cm" style:contextual-spacing="false" fo:line-height="108%" fo:keep-together="always" fo:keep-with-next="always"/>
      <style:text-properties fo:color="#272727" loext:opacity="100%" style:font-name="Aptos" fo:font-family="Aptos" style:font-family-generic="roman" style:font-pitch="variable" fo:font-style="italic" style:font-name-asian="맑은 고딕" style:font-family-asian="'맑은 고딕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text">
      <style:paragraph-properties fo:margin-top="0cm" fo:margin-bottom="0cm" style:contextual-spacing="false" fo:line-height="108%" fo:keep-together="always" fo:keep-with-next="always"/>
      <style:text-properties fo:color="#272727" loext:opacity="100%" style:font-name="Aptos" fo:font-family="Aptos" style:font-family-generic="roman" style:font-pitch="variable" style:font-name-asian="맑은 고딕" style:font-family-asian="'맑은 고딕'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맑은 고딕" style:font-family-asian="'맑은 고딕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paragraph-properties fo:line-height="108%"/>
      <style:text-properties fo:color="#595959" loext:opacity="100%" style:font-name="Aptos" fo:font-family="Aptos" style:font-family-generic="roman" style:font-pitch="variable" fo:font-size="14pt" fo:letter-spacing="0.026cm" style:font-name-asian="맑은 고딕" style:font-family-asian="'맑은 고딕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line-height="108%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line-height="108%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맑은 고딕" style:font-family-asian="'맑은 고딕'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itolo_20_2_20_Carattere" style:display-name="Titolo 2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맑은 고딕" style:font-family-asian="'맑은 고딕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olo_20_3_20_Carattere" style:display-name="Titolo 3 Carattere" style:family="text" style:parent-style-name="Default_20_Paragraph_20_Font">
      <style:text-properties fo:color="#0f4761" loext:opacity="100%" style:font-name="Aptos" fo:font-family="Aptos" style:font-family-generic="roman" style:font-pitch="variable" fo:font-size="14pt" style:font-name-asian="맑은 고딕" style:font-family-asian="'맑은 고딕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itolo_20_4_20_Carattere" style:display-name="Titolo 4 Carattere" style:family="text" style:parent-style-name="Default_20_Paragraph_20_Font">
      <style:text-properties fo:color="#0f4761" loext:opacity="100%" style:font-name="Aptos" fo:font-family="Aptos" style:font-family-generic="roman" style:font-pitch="variable" fo:font-style="italic" style:font-name-asian="맑은 고딕" style:font-family-asian="'맑은 고딕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olo_20_5_20_Carattere" style:display-name="Titolo 5 Carattere" style:family="text" style:parent-style-name="Default_20_Paragraph_20_Font">
      <style:text-properties fo:color="#0f4761" loext:opacity="100%" style:font-name="Aptos" fo:font-family="Aptos" style:font-family-generic="roman" style:font-pitch="variable" style:font-name-asian="맑은 고딕" style:font-family-asian="'맑은 고딕'" style:font-family-generic-asian="system" style:font-pitch-asian="variable" style:font-name-complex="F" style:font-family-generic-complex="system" style:font-pitch-complex="variable"/>
    </style:style>
    <style:style style:name="Titolo_20_6_20_Carattere" style:display-name="Titolo 6 Carattere" style:family="text" style:parent-style-name="Default_20_Paragraph_20_Font">
      <style:text-properties fo:color="#595959" loext:opacity="100%" style:font-name="Aptos" fo:font-family="Aptos" style:font-family-generic="roman" style:font-pitch="variable" fo:font-style="italic" style:font-name-asian="맑은 고딕" style:font-family-asian="'맑은 고딕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olo_20_7_20_Carattere" style:display-name="Titolo 7 Carattere" style:family="text" style:parent-style-name="Default_20_Paragraph_20_Font">
      <style:text-properties fo:color="#595959" loext:opacity="100%" style:font-name="Aptos" fo:font-family="Aptos" style:font-family-generic="roman" style:font-pitch="variable" style:font-name-asian="맑은 고딕" style:font-family-asian="'맑은 고딕'" style:font-family-generic-asian="system" style:font-pitch-asian="variable" style:font-name-complex="F" style:font-family-generic-complex="system" style:font-pitch-complex="variable"/>
    </style:style>
    <style:style style:name="Titolo_20_8_20_Carattere" style:display-name="Titolo 8 Carattere" style:family="text" style:parent-style-name="Default_20_Paragraph_20_Font">
      <style:text-properties fo:color="#272727" loext:opacity="100%" style:font-name="Aptos" fo:font-family="Aptos" style:font-family-generic="roman" style:font-pitch="variable" fo:font-style="italic" style:font-name-asian="맑은 고딕" style:font-family-asian="'맑은 고딕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olo_20_9_20_Carattere" style:display-name="Titolo 9 Carattere" style:family="text" style:parent-style-name="Default_20_Paragraph_20_Font">
      <style:text-properties fo:color="#272727" loext:opacity="100%" style:font-name="Aptos" fo:font-family="Aptos" style:font-family-generic="roman" style:font-pitch="variable" style:font-name-asian="맑은 고딕" style:font-family-asian="'맑은 고딕'" style:font-family-generic-asian="system" style:font-pitch-asian="variable" style:font-name-complex="F" style:font-family-generic-complex="system" style:font-pitch-complex="variable"/>
    </style:style>
    <style:style style:name="Titolo_20_Carattere" style:display-name="Titolo Carattere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맑은 고딕" style:font-family-asian="'맑은 고딕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style:font-name="Aptos" fo:font-family="Aptos" style:font-family-generic="roman" style:font-pitch="variable" fo:font-size="14pt" fo:letter-spacing="0.026cm" style:font-name-asian="맑은 고딕" style:font-family-asian="'맑은 고딕'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derica Tamerisco</meta:initial-creator>
    <meta:editing-cycles>6</meta:editing-cycles>
    <meta:creation-date>2024-03-06T11:10:00</meta:creation-date>
    <dc:date>2024-03-06T20:53:20.202210412</dc:date>
    <meta:editing-duration>PT13M4S</meta:editing-duration>
    <meta:generator>LibreOffice/7.3.7.2$Linux_X86_64 LibreOffice_project/30$Build-2</meta:generator>
    <meta:document-statistic meta:table-count="0" meta:image-count="0" meta:object-count="0" meta:page-count="10" meta:paragraph-count="269" meta:word-count="1146" meta:character-count="12561" meta:non-whitespace-character-count="11363"/>
    <meta:user-defined meta:name="AppVersion">16.0000</meta:user-defined>
    <meta:template xlink:type="simple" xlink:actuate="onRequest" xlink:title="Normal.dotm" xlink:href=""/>
  </office:meta>
</office:document-meta>
</file>